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08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1.40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countrie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/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order="none"/>
    </style:style>
    <style:style style:name="ce12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</style:style>
    <style:style style:name="ce15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unt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3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ountry_pt</text:p>
          </table:table-cell>
          <table:table-cell table:style-name="ce5" office:value-type="string" calcext:value-type="string">
            <text:p>continent</text:p>
          </table:table-cell>
          <table:table-cell table:style-name="ce5" office:value-type="string" calcext:value-type="string">
            <text:p>continent_pt</text:p>
          </table:table-cell>
          <table:table-cell table:style-name="ce9" office:value-type="string" calcext:value-type="string">
            <text:p>population</text:p>
          </table:table-cell>
          <table:table-cell table:style-name="ce9" office:value-type="string" calcext:value-type="string">
            <text:p>area</text:p>
          </table:table-cell>
          <table:table-cell table:style-name="ce1" table:number-columns-repeated="16378"/>
        </table:table-row>
        <table:table-row table:style-name="ro1">
          <table:table-cell table:number-columns-repeated="2" office:value-type="string" calcext:value-type="string">
            <text:p>Chin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392730000" calcext:value-type="float">
            <text:p>1.392.730.000,00</text:p>
          </table:table-cell>
          <table:table-cell office:value-type="float" office:value="9572900" calcext:value-type="float">
            <text:p>9.572.9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Índi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352617328" calcext:value-type="float">
            <text:p>1.352.617.328,00</text:p>
          </table:table-cell>
          <table:table-cell office:value-type="float" office:value="3287263" calcext:value-type="float">
            <text:p>3.287.263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Estados Unidos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26687501" calcext:value-type="float">
            <text:p>326.687.501,00</text:p>
          </table:table-cell>
          <table:table-cell office:value-type="float" office:value="9363520" calcext:value-type="float">
            <text:p>9.363.52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67663435" calcext:value-type="float">
            <text:p>267.663.435,00</text:p>
          </table:table-cell>
          <table:table-cell office:value-type="float" office:value="1904569" calcext:value-type="float">
            <text:p>1.904.56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quistão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12215030" calcext:value-type="float">
            <text:p>212.215.030,00</text:p>
          </table:table-cell>
          <table:table-cell office:value-type="float" office:value="796095" calcext:value-type="float">
            <text:p>796.09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sil</text:p>
          </table:table-cell>
          <table:table-cell table:style-name="ce6"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209469333" calcext:value-type="float">
            <text:p>209.469.333,00</text:p>
          </table:table-cell>
          <table:table-cell office:value-type="float" office:value="8547403" calcext:value-type="float">
            <text:p>8.547.403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igéri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95874740" calcext:value-type="float">
            <text:p>195.874.740,00</text:p>
          </table:table-cell>
          <table:table-cell office:value-type="float" office:value="923768" calcext:value-type="float">
            <text:p>923.768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61356039" calcext:value-type="float">
            <text:p>161.356.039,00</text:p>
          </table:table-cell>
          <table:table-cell office:value-type="float" office:value="143998" calcext:value-type="float">
            <text:p>143.99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úss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44478050" calcext:value-type="float">
            <text:p>144.478.050,00</text:p>
          </table:table-cell>
          <table:table-cell office:value-type="float" office:value="17075400" calcext:value-type="float">
            <text:p>17.075.4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ão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26529100" calcext:value-type="float">
            <text:p>126.529.100,00</text:p>
          </table:table-cell>
          <table:table-cell office:value-type="float" office:value="377829" calcext:value-type="float">
            <text:p>377.82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éxico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26190788" calcext:value-type="float">
            <text:p>126.190.788,00</text:p>
          </table:table-cell>
          <table:table-cell office:value-type="float" office:value="1958201" calcext:value-type="float">
            <text:p>1.958.201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iópi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09224559" calcext:value-type="float">
            <text:p>109.224.559,00</text:p>
          </table:table-cell>
          <table:table-cell office:value-type="float" office:value="1104300" calcext:value-type="float">
            <text:p>1.104.3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Filipinas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06651922" calcext:value-type="float">
            <text:p>106.651.922,00</text:p>
          </table:table-cell>
          <table:table-cell office:value-type="float" office:value="300000" calcext:value-type="float">
            <text:p>300.0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ito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98423595" calcext:value-type="float">
            <text:p>98.423.595,00</text:p>
          </table:table-cell>
          <table:table-cell office:value-type="float" office:value="1001449" calcext:value-type="float">
            <text:p>1.001.44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Vietnã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95540395" calcext:value-type="float">
            <text:p>95.540.395,00</text:p>
          </table:table-cell>
          <table:table-cell office:value-type="float" office:value="331689" calcext:value-type="float">
            <text:p>331.68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Democratic Republic of Congo</text:p>
          </table:table-cell>
          <table:table-cell office:value-type="string" calcext:value-type="string">
            <text:p>República Democrática do Congo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84068091" calcext:value-type="float">
            <text:p>84.068.091,00</text:p>
          </table:table-cell>
          <table:table-cell office:value-type="float" office:value="2344858" calcext:value-type="float">
            <text:p>2.344.85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emanh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82905782" calcext:value-type="float">
            <text:p>82.905.782,00</text:p>
          </table:table-cell>
          <table:table-cell office:value-type="float" office:value="357022" calcext:value-type="float">
            <text:p>357.02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82319724" calcext:value-type="float">
            <text:p>82.319.724,00</text:p>
          </table:table-cell>
          <table:table-cell office:value-type="float" office:value="774815" calcext:value-type="float">
            <text:p>774.81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ã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81800269" calcext:value-type="float">
            <text:p>81.800.269,00</text:p>
          </table:table-cell>
          <table:table-cell office:value-type="float" office:value="1648195" calcext:value-type="float">
            <text:p>1.648.19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ailândi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69428524" calcext:value-type="float">
            <text:p>69.428.524,00</text:p>
          </table:table-cell>
          <table:table-cell office:value-type="float" office:value="513115" calcext:value-type="float">
            <text:p>513.11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nç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66977107" calcext:value-type="float">
            <text:p>66.977.107,00</text:p>
          </table:table-cell>
          <table:table-cell office:value-type="float" office:value="551500" calcext:value-type="float">
            <text:p>551.5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Reino Unido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66460344" calcext:value-type="float">
            <text:p>66.460.344,00</text:p>
          </table:table-cell>
          <table:table-cell office:value-type="float" office:value="242900" calcext:value-type="float">
            <text:p>242.9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ál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60421760" calcext:value-type="float">
            <text:p>60.421.760,00</text:p>
          </table:table-cell>
          <table:table-cell office:value-type="float" office:value="301316" calcext:value-type="float">
            <text:p>301.31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África do Sul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57779622" calcext:value-type="float">
            <text:p>57.779.622,00</text:p>
          </table:table-cell>
          <table:table-cell office:value-type="float" office:value="1221037" calcext:value-type="float">
            <text:p>1.221.037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âni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56318348" calcext:value-type="float">
            <text:p>56.318.348,00</text:p>
          </table:table-cell>
          <table:table-cell office:value-type="float" office:value="883749" calcext:value-type="float">
            <text:p>883.74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Inglaterr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55619400" calcext:value-type="float">
            <text:p>55.619.400,00</text:p>
          </table:table-cell>
          <table:table-cell office:value-type="float" office:value="132932" calcext:value-type="float">
            <text:p>132.93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ianmar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53708395" calcext:value-type="float">
            <text:p>53.708.395,00</text:p>
          </table:table-cell>
          <table:table-cell office:value-type="float" office:value="676578" calcext:value-type="float">
            <text:p>676.57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Coreia do Sul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51606633" calcext:value-type="float">
            <text:p>51.606.633,00</text:p>
          </table:table-cell>
          <table:table-cell office:value-type="float" office:value="99434" calcext:value-type="float">
            <text:p>99.43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Quêni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51393010" calcext:value-type="float">
            <text:p>51.393.010,00</text:p>
          </table:table-cell>
          <table:table-cell office:value-type="float" office:value="580367" calcext:value-type="float">
            <text:p>580.367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ômbia</text:p>
          </table:table-cell>
          <table:table-cell table:style-name="ce6"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49648685" calcext:value-type="float">
            <text:p>49.648.685,00</text:p>
          </table:table-cell>
          <table:table-cell office:value-type="float" office:value="1138914" calcext:value-type="float">
            <text:p>1.138.91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nh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46796540" calcext:value-type="float">
            <text:p>46.796.540,00</text:p>
          </table:table-cell>
          <table:table-cell office:value-type="float" office:value="505992" calcext:value-type="float">
            <text:p>505.99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crân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44622516" calcext:value-type="float">
            <text:p>44.622.516,00</text:p>
          </table:table-cell>
          <table:table-cell office:value-type="float" office:value="603700" calcext:value-type="float">
            <text:p>603.70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table:style-name="ce6"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44494502" calcext:value-type="float">
            <text:p>44.494.502,00</text:p>
          </table:table-cell>
          <table:table-cell office:value-type="float" office:value="2780400" calcext:value-type="float">
            <text:p>2.780.400,00</text:p>
          </table:table-cell>
          <table:table-cell table:number-columns-repeated="16378"/>
        </table:table-row>
        <table:table-row table:style-name="ro1">
          <table:table-cell table:number-columns-repeated="2" table:style-name="ce2" office:value-type="string" calcext:value-type="string">
            <text:p>Uganda</text:p>
          </table:table-cell>
          <table:table-cell table:style-name="ce7" office:value-type="string" calcext:value-type="string">
            <text:p>Africa</text:p>
          </table:table-cell>
          <table:table-cell table:style-name="ce2" office:value-type="string" calcext:value-type="string">
            <text:p>África</text:p>
          </table:table-cell>
          <table:table-cell table:style-name="ce11" office:value-type="float" office:value="42723139" calcext:value-type="float">
            <text:p>42.723.139,00</text:p>
          </table:table-cell>
          <table:table-cell table:style-name="ce14" office:value-type="float" office:value="241038" calcext:value-type="float">
            <text:p>241.03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rgéli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42228429" calcext:value-type="float">
            <text:p>42.228.429,00</text:p>
          </table:table-cell>
          <table:table-cell office:value-type="float" office:value="2381741" calcext:value-type="float">
            <text:p>2.381.741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udão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41801533" calcext:value-type="float">
            <text:p>41.801.533,00</text:p>
          </table:table-cell>
          <table:table-cell office:value-type="float" office:value="1886068" calcext:value-type="float">
            <text:p>1.886.06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que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8433600" calcext:value-type="float">
            <text:p>38.433.600,00</text:p>
          </table:table-cell>
          <table:table-cell office:value-type="float" office:value="438317" calcext:value-type="float">
            <text:p>438.317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ôn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37974750" calcext:value-type="float">
            <text:p>37.974.750,00</text:p>
          </table:table-cell>
          <table:table-cell office:value-type="float" office:value="323250" calcext:value-type="float">
            <text:p>323.25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eganistão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7172386" calcext:value-type="float">
            <text:p>37.172.386,00</text:p>
          </table:table-cell>
          <table:table-cell office:value-type="float" office:value="652090" calcext:value-type="float">
            <text:p>652.09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adá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7057765" calcext:value-type="float">
            <text:p>37.057.765,00</text:p>
          </table:table-cell>
          <table:table-cell office:value-type="float" office:value="9970610" calcext:value-type="float">
            <text:p>9.970.61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rocos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36029138" calcext:value-type="float">
            <text:p>36.029.138,00</text:p>
          </table:table-cell>
          <table:table-cell office:value-type="float" office:value="446550" calcext:value-type="float">
            <text:p>446.55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ábia Saudit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3699947" calcext:value-type="float">
            <text:p>33.699.947,00</text:p>
          </table:table-cell>
          <table:table-cell office:value-type="float" office:value="2149690" calcext:value-type="float">
            <text:p>2.149.69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bequistão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2955400" calcext:value-type="float">
            <text:p>32.955.400,00</text:p>
          </table:table-cell>
          <table:table-cell office:value-type="float" office:value="447400" calcext:value-type="float">
            <text:p>447.40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Peru</text:p>
          </table:table-cell>
          <table:table-cell table:style-name="ce6"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31989256" calcext:value-type="float">
            <text:p>31.989.256,00</text:p>
          </table:table-cell>
          <table:table-cell office:value-type="float" office:value="1285216" calcext:value-type="float">
            <text:p>1.285.21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ási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1528585" calcext:value-type="float">
            <text:p>31.528.585,00</text:p>
          </table:table-cell>
          <table:table-cell office:value-type="float" office:value="329758" calcext:value-type="float">
            <text:p>329.758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30809762" calcext:value-type="float">
            <text:p>30.809.762,00</text:p>
          </table:table-cell>
          <table:table-cell office:value-type="float" office:value="1246700" calcext:value-type="float">
            <text:p>1.246.7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an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9767108" calcext:value-type="float">
            <text:p>29.767.108,00</text:p>
          </table:table-cell>
          <table:table-cell office:value-type="float" office:value="238533" calcext:value-type="float">
            <text:p>238.533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çambique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9495962" calcext:value-type="float">
            <text:p>29.495.962,00</text:p>
          </table:table-cell>
          <table:table-cell office:value-type="float" office:value="801590" calcext:value-type="float">
            <text:p>801.59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Venezuela</text:p>
          </table:table-cell>
          <table:table-cell table:style-name="ce6"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28870195" calcext:value-type="float">
            <text:p>28.870.195,00</text:p>
          </table:table-cell>
          <table:table-cell office:value-type="float" office:value="912050" calcext:value-type="float">
            <text:p>912.05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Iêmen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8498687" calcext:value-type="float">
            <text:p>28.498.687,00</text:p>
          </table:table-cell>
          <table:table-cell office:value-type="float" office:value="527968" calcext:value-type="float">
            <text:p>527.968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Nepal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8087871" calcext:value-type="float">
            <text:p>28.087.871,00</text:p>
          </table:table-cell>
          <table:table-cell office:value-type="float" office:value="147181" calcext:value-type="float">
            <text:p>147.181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adagáscar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6262368" calcext:value-type="float">
            <text:p>26.262.368,00</text:p>
          </table:table-cell>
          <table:table-cell office:value-type="float" office:value="587041" calcext:value-type="float">
            <text:p>587.041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Coreia do Norte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5549819" calcext:value-type="float">
            <text:p>25.549.819,00</text:p>
          </table:table-cell>
          <table:table-cell office:value-type="float" office:value="120538" calcext:value-type="float">
            <text:p>120.53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arões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5216237" calcext:value-type="float">
            <text:p>25.216.237,00</text:p>
          </table:table-cell>
          <table:table-cell office:value-type="float" office:value="475442" calcext:value-type="float">
            <text:p>475.44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Costa do Marfim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5069229" calcext:value-type="float">
            <text:p>25.069.229,00</text:p>
          </table:table-cell>
          <table:table-cell office:value-type="float" office:value="322463" calcext:value-type="float">
            <text:p>322.463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24982688" calcext:value-type="float">
            <text:p>24.982.688,00</text:p>
          </table:table-cell>
          <table:table-cell office:value-type="float" office:value="7741220" calcext:value-type="float">
            <text:p>7.741.22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3577271" calcext:value-type="float">
            <text:p>23.577.271,00</text:p>
          </table:table-cell>
          <table:table-cell office:value-type="float" office:value="36188" calcext:value-type="float">
            <text:p>36.18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íger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2442948" calcext:value-type="float">
            <text:p>22.442.948,00</text:p>
          </table:table-cell>
          <table:table-cell office:value-type="float" office:value="1267000" calcext:value-type="float">
            <text:p>1.267.00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1670000" calcext:value-type="float">
            <text:p>21.670.000,00</text:p>
          </table:table-cell>
          <table:table-cell office:value-type="float" office:value="65610" calcext:value-type="float">
            <text:p>65.61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9751535" calcext:value-type="float">
            <text:p>19.751.535,00</text:p>
          </table:table-cell>
          <table:table-cell office:value-type="float" office:value="274000" calcext:value-type="float">
            <text:p>274.0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mên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9466145" calcext:value-type="float">
            <text:p>19.466.145,00</text:p>
          </table:table-cell>
          <table:table-cell office:value-type="float" office:value="238391" calcext:value-type="float">
            <text:p>238.391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9077690" calcext:value-type="float">
            <text:p>19.077.690,00</text:p>
          </table:table-cell>
          <table:table-cell office:value-type="float" office:value="1240192" calcext:value-type="float">
            <text:p>1.240.192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Chile</text:p>
          </table:table-cell>
          <table:table-cell table:style-name="ce6"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18729160" calcext:value-type="float">
            <text:p>18.729.160,00</text:p>
          </table:table-cell>
          <table:table-cell office:value-type="float" office:value="756626" calcext:value-type="float">
            <text:p>756.626,0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Kazakhstan</text:p>
          </table:table-cell>
          <table:table-cell table:style-name="ce2" office:value-type="string" calcext:value-type="string">
            <text:p>Cazaquistão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Ásia</text:p>
          </table:table-cell>
          <table:table-cell table:style-name="ce11" office:value-type="float" office:value="18272430" calcext:value-type="float">
            <text:p>18.272.430,00</text:p>
          </table:table-cell>
          <table:table-cell table:style-name="ce14" office:value-type="float" office:value="2724900" calcext:value-type="float">
            <text:p>2.724.90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8143315" calcext:value-type="float">
            <text:p>18.143.315,00</text:p>
          </table:table-cell>
          <table:table-cell office:value-type="float" office:value="118484" calcext:value-type="float">
            <text:p>118.48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âmbi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7351822" calcext:value-type="float">
            <text:p>17.351.822,00</text:p>
          </table:table-cell>
          <table:table-cell office:value-type="float" office:value="752618" calcext:value-type="float">
            <text:p>752.618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7247807" calcext:value-type="float">
            <text:p>17.247.807,00</text:p>
          </table:table-cell>
          <table:table-cell office:value-type="float" office:value="108889" calcext:value-type="float">
            <text:p>108.88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Holand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7231624" calcext:value-type="float">
            <text:p>17.231.624,00</text:p>
          </table:table-cell>
          <table:table-cell office:value-type="float" office:value="41526" calcext:value-type="float">
            <text:p>41.52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quador</text:p>
          </table:table-cell>
          <table:table-cell table:style-name="ce6"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17084357" calcext:value-type="float">
            <text:p>17.084.357,00</text:p>
          </table:table-cell>
          <table:table-cell office:value-type="float" office:value="283561" calcext:value-type="float">
            <text:p>283.561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íri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6906283" calcext:value-type="float">
            <text:p>16.906.283,00</text:p>
          </table:table-cell>
          <table:table-cell office:value-type="float" office:value="185180" calcext:value-type="float">
            <text:p>185.18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ambodia</text:p>
          </table:table-cell>
          <table:table-cell table:style-name="ce3" office:value-type="string" calcext:value-type="string">
            <text:p>Camboja</text:p>
          </table:table-cell>
          <table:table-cell table:style-name="ce8" office:value-type="string" calcext:value-type="string">
            <text:p>Asia</text:p>
          </table:table-cell>
          <table:table-cell table:style-name="ce3" office:value-type="string" calcext:value-type="string">
            <text:p>Ásia</text:p>
          </table:table-cell>
          <table:table-cell table:style-name="ce12" office:value-type="float" office:value="16249798" calcext:value-type="float">
            <text:p>16.249.798,00</text:p>
          </table:table-cell>
          <table:table-cell table:style-name="ce15" office:value-type="float" office:value="181035" calcext:value-type="float">
            <text:p>181.035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Senegal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5854360" calcext:value-type="float">
            <text:p>15.854.360,00</text:p>
          </table:table-cell>
          <table:table-cell office:value-type="float" office:value="196722" calcext:value-type="float">
            <text:p>196.72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Chade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5477751" calcext:value-type="float">
            <text:p>15.477.751,00</text:p>
          </table:table-cell>
          <table:table-cell office:value-type="float" office:value="1284000" calcext:value-type="float">
            <text:p>1.284.0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áli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5008154" calcext:value-type="float">
            <text:p>15.008.154,00</text:p>
          </table:table-cell>
          <table:table-cell office:value-type="float" office:value="637657" calcext:value-type="float">
            <text:p>637.657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imbábue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4439018" calcext:value-type="float">
            <text:p>14.439.018,00</text:p>
          </table:table-cell>
          <table:table-cell office:value-type="float" office:value="390757" calcext:value-type="float">
            <text:p>390.757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2414318" calcext:value-type="float">
            <text:p>12.414.318,00</text:p>
          </table:table-cell>
          <table:table-cell office:value-type="float" office:value="245857" calcext:value-type="float">
            <text:p>245.857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uand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2301939" calcext:value-type="float">
            <text:p>12.301.939,00</text:p>
          </table:table-cell>
          <table:table-cell office:value-type="float" office:value="26338" calcext:value-type="float">
            <text:p>26.33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ísi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1565204" calcext:value-type="float">
            <text:p>11.565.204,00</text:p>
          </table:table-cell>
          <table:table-cell office:value-type="float" office:value="163610" calcext:value-type="float">
            <text:p>163.61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Benin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1485048" calcext:value-type="float">
            <text:p>11.485.048,00</text:p>
          </table:table-cell>
          <table:table-cell office:value-type="float" office:value="112622" calcext:value-type="float">
            <text:p>112.62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élgic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1433256" calcext:value-type="float">
            <text:p>11.433.256,00</text:p>
          </table:table-cell>
          <table:table-cell office:value-type="float" office:value="30518" calcext:value-type="float">
            <text:p>30.51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ívia</text:p>
          </table:table-cell>
          <table:table-cell table:style-name="ce6"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11353142" calcext:value-type="float">
            <text:p>11.353.142,00</text:p>
          </table:table-cell>
          <table:table-cell office:value-type="float" office:value="1098581" calcext:value-type="float">
            <text:p>1.098.581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1338138" calcext:value-type="float">
            <text:p>11.338.138,00</text:p>
          </table:table-cell>
          <table:table-cell office:value-type="float" office:value="110861" calcext:value-type="float">
            <text:p>110.861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rundi</text:p>
          </table:table-cell>
          <table:table-cell table:style-name="ce4" office:value-type="string" calcext:value-type="string">
            <text:p>Burundi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1175378" calcext:value-type="float">
            <text:p>11.175.378,00</text:p>
          </table:table-cell>
          <table:table-cell office:value-type="float" office:value="27834" calcext:value-type="float">
            <text:p>27.834,00</text:p>
          </table:table-cell>
          <table:table-cell table:number-columns-repeated="16378"/>
        </table:table-row>
        <table:table-row table:style-name="ro1">
          <table:table-cell table:number-columns-repeated="2" table:style-name="ce2" office:value-type="string" calcext:value-type="string">
            <text:p>Haiti</text:p>
          </table:table-cell>
          <table:table-cell table:style-name="ce7" office:value-type="string" calcext:value-type="string">
            <text:p>North America</text:p>
          </table:table-cell>
          <table:table-cell table:style-name="ce2" office:value-type="string" calcext:value-type="string">
            <text:p>América do Norte</text:p>
          </table:table-cell>
          <table:table-cell table:style-name="ce11" office:value-type="float" office:value="11123176" calcext:value-type="float">
            <text:p>11.123.176,00</text:p>
          </table:table-cell>
          <table:table-cell table:style-name="ce14" office:value-type="float" office:value="27750" calcext:value-type="float">
            <text:p>27.75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udão do Sul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0975920" calcext:value-type="float">
            <text:p>10.975.920,00</text:p>
          </table:table-cell>
          <table:table-cell office:value-type="float" office:value="619745" calcext:value-type="float">
            <text:p>619.74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éc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0731726" calcext:value-type="float">
            <text:p>10.731.726,00</text:p>
          </table:table-cell>
          <table:table-cell office:value-type="float" office:value="131626" calcext:value-type="float">
            <text:p>131.62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epública Tchec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0629928" calcext:value-type="float">
            <text:p>10.629.928,00</text:p>
          </table:table-cell>
          <table:table-cell office:value-type="float" office:value="78866" calcext:value-type="float">
            <text:p>78.86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epública Dominican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0627165" calcext:value-type="float">
            <text:p>10.627.165,00</text:p>
          </table:table-cell>
          <table:table-cell office:value-type="float" office:value="48511" calcext:value-type="float">
            <text:p>48.511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0283822" calcext:value-type="float">
            <text:p>10.283.822,00</text:p>
          </table:table-cell>
          <table:table-cell office:value-type="float" office:value="91982" calcext:value-type="float">
            <text:p>91.98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éc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0175214" calcext:value-type="float">
            <text:p>10.175.214,00</text:p>
          </table:table-cell>
          <table:table-cell office:value-type="float" office:value="449964" calcext:value-type="float">
            <text:p>449.96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âni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9956011" calcext:value-type="float">
            <text:p>9.956.011,00</text:p>
          </table:table-cell>
          <table:table-cell office:value-type="float" office:value="88946" calcext:value-type="float">
            <text:p>88.94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rbaijão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9939800" calcext:value-type="float">
            <text:p>9.939.800,00</text:p>
          </table:table-cell>
          <table:table-cell office:value-type="float" office:value="86600" calcext:value-type="float">
            <text:p>86.6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gr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9775564" calcext:value-type="float">
            <text:p>9.775.564,00</text:p>
          </table:table-cell>
          <table:table-cell office:value-type="float" office:value="93030" calcext:value-type="float">
            <text:p>93.03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Emirados Árabes Unidos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9630959" calcext:value-type="float">
            <text:p>9.630.959,00</text:p>
          </table:table-cell>
          <table:table-cell office:value-type="float" office:value="83600" calcext:value-type="float">
            <text:p>83.60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9587522" calcext:value-type="float">
            <text:p>9.587.522,00</text:p>
          </table:table-cell>
          <table:table-cell office:value-type="float" office:value="112088" calcext:value-type="float">
            <text:p>112.08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elorrúss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9483499" calcext:value-type="float">
            <text:p>9.483.499,00</text:p>
          </table:table-cell>
          <table:table-cell office:value-type="float" office:value="207600" calcext:value-type="float">
            <text:p>207.600,0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Tajikistan</text:p>
          </table:table-cell>
          <table:table-cell table:style-name="ce2" office:value-type="string" calcext:value-type="string">
            <text:p>Tadjiquistão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Ásia</text:p>
          </table:table-cell>
          <table:table-cell table:style-name="ce11" office:value-type="float" office:value="9100837" calcext:value-type="float">
            <text:p>9.100.837,00</text:p>
          </table:table-cell>
          <table:table-cell table:style-name="ce14" office:value-type="float" office:value="143100" calcext:value-type="float">
            <text:p>143.10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Israel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8882800" calcext:value-type="float">
            <text:p>8.882.800,00</text:p>
          </table:table-cell>
          <table:table-cell office:value-type="float" office:value="21056" calcext:value-type="float">
            <text:p>21.05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Áustr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8840521" calcext:value-type="float">
            <text:p>8.840.521,00</text:p>
          </table:table-cell>
          <table:table-cell office:value-type="float" office:value="83859" calcext:value-type="float">
            <text:p>83.85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ua Nova Guiné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8606316" calcext:value-type="float">
            <text:p>8.606.316,00</text:p>
          </table:table-cell>
          <table:table-cell office:value-type="float" office:value="462840" calcext:value-type="float">
            <text:p>462.84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íç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8513227" calcext:value-type="float">
            <text:p>8.513.227,00</text:p>
          </table:table-cell>
          <table:table-cell office:value-type="float" office:value="41284" calcext:value-type="float">
            <text:p>41.28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ogo</text:p>
          </table:table-cell>
          <table:table-cell table:style-name="ce4" office:value-type="string" calcext:value-type="string">
            <text:p>Togo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7889094" calcext:value-type="float">
            <text:p>7.889.094,00</text:p>
          </table:table-cell>
          <table:table-cell office:value-type="float" office:value="56785" calcext:value-type="float">
            <text:p>56.78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erra Leo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7650154" calcext:value-type="float">
            <text:p>7.650.154,00</text:p>
          </table:table-cell>
          <table:table-cell office:value-type="float" office:value="71740" calcext:value-type="float">
            <text:p>71.74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7451000" calcext:value-type="float">
            <text:p>7.451.000,00</text:p>
          </table:table-cell>
          <table:table-cell office:value-type="float" office:value="1075" calcext:value-type="float">
            <text:p>1.075,00</text:p>
          </table:table-cell>
          <table:table-cell table:number-columns-repeated="16378"/>
        </table:table-row>
        <table:table-row table:style-name="ro1">
          <table:table-cell table:number-columns-repeated="2" table:style-name="ce2" office:value-type="string" calcext:value-type="string">
            <text:p>Laos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Ásia</text:p>
          </table:table-cell>
          <table:table-cell table:style-name="ce11" office:value-type="float" office:value="7061507" calcext:value-type="float">
            <text:p>7.061.507,00</text:p>
          </table:table-cell>
          <table:table-cell table:style-name="ce14" office:value-type="float" office:value="236800" calcext:value-type="float">
            <text:p>236.8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ár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7025037" calcext:value-type="float">
            <text:p>7.025.037,00</text:p>
          </table:table-cell>
          <table:table-cell office:value-type="float" office:value="110994" calcext:value-type="float">
            <text:p>110.99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érv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6963764" calcext:value-type="float">
            <text:p>6.963.764,00</text:p>
          </table:table-cell>
          <table:table-cell office:value-type="float" office:value="88361" calcext:value-type="float">
            <text:p>88.361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araguai</text:p>
          </table:table-cell>
          <table:table-cell table:style-name="ce6"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6956071" calcext:value-type="float">
            <text:p>6.956.071,00</text:p>
          </table:table-cell>
          <table:table-cell office:value-type="float" office:value="406752" calcext:value-type="float">
            <text:p>406.75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íbano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6848925" calcext:value-type="float">
            <text:p>6.848.925,00</text:p>
          </table:table-cell>
          <table:table-cell office:value-type="float" office:value="10400" calcext:value-type="float">
            <text:p>10.4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íbi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6678567" calcext:value-type="float">
            <text:p>6.678.567,00</text:p>
          </table:table-cell>
          <table:table-cell office:value-type="float" office:value="1759540" calcext:value-type="float">
            <text:p>1.759.54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arágu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6465513" calcext:value-type="float">
            <text:p>6.465.513,00</text:p>
          </table:table-cell>
          <table:table-cell office:value-type="float" office:value="130000" calcext:value-type="float">
            <text:p>130.00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6420744" calcext:value-type="float">
            <text:p>6.420.744,00</text:p>
          </table:table-cell>
          <table:table-cell office:value-type="float" office:value="21041" calcext:value-type="float">
            <text:p>21.041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Quirguistão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6322800" calcext:value-type="float">
            <text:p>6.322.800,00</text:p>
          </table:table-cell>
          <table:table-cell office:value-type="float" office:value="199900" calcext:value-type="float">
            <text:p>199.9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trei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6213972" calcext:value-type="float">
            <text:p>6.213.972,00</text:p>
          </table:table-cell>
          <table:table-cell office:value-type="float" office:value="117600" calcext:value-type="float">
            <text:p>117.6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urcomenistão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5850908" calcext:value-type="float">
            <text:p>5.850.908,00</text:p>
          </table:table-cell>
          <table:table-cell office:value-type="float" office:value="488100" calcext:value-type="float">
            <text:p>488.10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inamarca</text:p>
          </table:table-cell>
          <table:table-cell table:style-name="ce8" office:value-type="string" calcext:value-type="string">
            <text:p>Europe</text:p>
          </table:table-cell>
          <table:table-cell table:style-name="ce3" office:value-type="string" calcext:value-type="string">
            <text:p>Europa</text:p>
          </table:table-cell>
          <table:table-cell table:style-name="ce12" office:value-type="float" office:value="5793636" calcext:value-type="float">
            <text:p>5.793.636,00</text:p>
          </table:table-cell>
          <table:table-cell table:style-name="ce15" office:value-type="float" office:value="43094" calcext:value-type="float">
            <text:p>43.09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Cingapur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5638676" calcext:value-type="float">
            <text:p>5.638.676,00</text:p>
          </table:table-cell>
          <table:table-cell office:value-type="float" office:value="618" calcext:value-type="float">
            <text:p>61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ând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5515525" calcext:value-type="float">
            <text:p>5.515.525,00</text:p>
          </table:table-cell>
          <table:table-cell office:value-type="float" office:value="338145" calcext:value-type="float">
            <text:p>338.14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Eslováqu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5446771" calcext:value-type="float">
            <text:p>5.446.771,00</text:p>
          </table:table-cell>
          <table:table-cell office:value-type="float" office:value="49012" calcext:value-type="float">
            <text:p>49.01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tland</text:p>
          </table:table-cell>
          <table:table-cell office:value-type="string" calcext:value-type="string">
            <text:p>Escóc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5424800" calcext:value-type="float">
            <text:p>5.424.800,00</text:p>
          </table:table-cell>
          <table:table-cell office:value-type="float" office:value="78772" calcext:value-type="float">
            <text:p>78.77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ueg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5311916" calcext:value-type="float">
            <text:p>5.311.916,00</text:p>
          </table:table-cell>
          <table:table-cell office:value-type="float" office:value="323877" calcext:value-type="float">
            <text:p>323.877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5244363" calcext:value-type="float">
            <text:p>5.244.363,00</text:p>
          </table:table-cell>
          <table:table-cell office:value-type="float" office:value="342000" calcext:value-type="float">
            <text:p>342.00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4999441" calcext:value-type="float">
            <text:p>4.999.441,00</text:p>
          </table:table-cell>
          <table:table-cell office:value-type="float" office:value="51100" calcext:value-type="float">
            <text:p>51.1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4867309" calcext:value-type="float">
            <text:p>4.867.309,00</text:p>
          </table:table-cell>
          <table:table-cell office:value-type="float" office:value="70273" calcext:value-type="float">
            <text:p>70.273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va Zelândia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4841000" calcext:value-type="float">
            <text:p>4.841.000,00</text:p>
          </table:table-cell>
          <table:table-cell office:value-type="float" office:value="270534" calcext:value-type="float">
            <text:p>270.534,0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Oman</text:p>
          </table:table-cell>
          <table:table-cell table:style-name="ce2" office:value-type="string" calcext:value-type="string">
            <text:p>Omã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Ásia</text:p>
          </table:table-cell>
          <table:table-cell table:style-name="ce11" office:value-type="float" office:value="4829483" calcext:value-type="float">
            <text:p>4.829.483,00</text:p>
          </table:table-cell>
          <table:table-cell table:style-name="ce14" office:value-type="float" office:value="309500" calcext:value-type="float">
            <text:p>309.5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ibéri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4818977" calcext:value-type="float">
            <text:p>4.818.977,00</text:p>
          </table:table-cell>
          <table:table-cell office:value-type="float" office:value="111369" calcext:value-type="float">
            <text:p>111.36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epública Centro-African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4666377" calcext:value-type="float">
            <text:p>4.666.377,00</text:p>
          </table:table-cell>
          <table:table-cell office:value-type="float" office:value="622984" calcext:value-type="float">
            <text:p>622.98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string" calcext:value-type="string">
            <text:p>Palestin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4569087" calcext:value-type="float">
            <text:p>4.569.087,00</text:p>
          </table:table-cell>
          <table:table-cell office:value-type="float" office:value="6257" calcext:value-type="float">
            <text:p>6.257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âni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4403319" calcext:value-type="float">
            <text:p>4.403.319,00</text:p>
          </table:table-cell>
          <table:table-cell office:value-type="float" office:value="1025520" calcext:value-type="float">
            <text:p>1.025.52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amá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4176873" calcext:value-type="float">
            <text:p>4.176.873,00</text:p>
          </table:table-cell>
          <table:table-cell office:value-type="float" office:value="75517" calcext:value-type="float">
            <text:p>75.517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ait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4137309" calcext:value-type="float">
            <text:p>4.137.309,00</text:p>
          </table:table-cell>
          <table:table-cell office:value-type="float" office:value="17818" calcext:value-type="float">
            <text:p>17.81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ác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4087843" calcext:value-type="float">
            <text:p>4.087.843,00</text:p>
          </table:table-cell>
          <table:table-cell office:value-type="float" office:value="56538" calcext:value-type="float">
            <text:p>56.53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órgi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726549" calcext:value-type="float">
            <text:p>3.726.549,00</text:p>
          </table:table-cell>
          <table:table-cell office:value-type="float" office:value="69700" calcext:value-type="float">
            <text:p>69.7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uguai</text:p>
          </table:table-cell>
          <table:table-cell table:style-name="ce6"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3449299" calcext:value-type="float">
            <text:p>3.449.299,00</text:p>
          </table:table-cell>
          <table:table-cell office:value-type="float" office:value="175016" calcext:value-type="float">
            <text:p>175.01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ósnia e Herzegovin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3323929" calcext:value-type="float">
            <text:p>3.323.929,00</text:p>
          </table:table-cell>
          <table:table-cell office:value-type="float" office:value="51197" calcext:value-type="float">
            <text:p>51.197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195153" calcext:value-type="float">
            <text:p>3.195.153,00</text:p>
          </table:table-cell>
          <table:table-cell office:value-type="float" office:value="8875" calcext:value-type="float">
            <text:p>8.87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óli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170208" calcext:value-type="float">
            <text:p>3.170.208,00</text:p>
          </table:table-cell>
          <table:table-cell office:value-type="float" office:value="1566500" calcext:value-type="float">
            <text:p>1.566.500,0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Wales</text:p>
          </table:table-cell>
          <table:table-cell table:style-name="ce2" office:value-type="string" calcext:value-type="string">
            <text:p>País de Gales</text:p>
          </table:table-cell>
          <table:table-cell table:style-name="ce7" office:value-type="string" calcext:value-type="string">
            <text:p>Europe</text:p>
          </table:table-cell>
          <table:table-cell table:style-name="ce2" office:value-type="string" calcext:value-type="string">
            <text:p>Europa</text:p>
          </table:table-cell>
          <table:table-cell table:style-name="ce11" office:value-type="float" office:value="3139000" calcext:value-type="float">
            <text:p>3.139.000,00</text:p>
          </table:table-cell>
          <table:table-cell table:style-name="ce14" office:value-type="float" office:value="21218" calcext:value-type="float">
            <text:p>21.21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ênia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951776" calcext:value-type="float">
            <text:p>2.951.776,00</text:p>
          </table:table-cell>
          <table:table-cell office:value-type="float" office:value="29800" calcext:value-type="float">
            <text:p>29.800,00</text:p>
          </table:table-cell>
          <table:table-cell table:number-columns-repeated="16378"/>
        </table:table-row>
        <table:table-row table:style-name="ro1">
          <table:table-cell table:number-columns-repeated="2" table:style-name="ce2" office:value-type="string" calcext:value-type="string">
            <text:p>Jamaica</text:p>
          </table:table-cell>
          <table:table-cell table:style-name="ce7" office:value-type="string" calcext:value-type="string">
            <text:p>North America</text:p>
          </table:table-cell>
          <table:table-cell table:style-name="ce2" office:value-type="string" calcext:value-type="string">
            <text:p>América do Norte</text:p>
          </table:table-cell>
          <table:table-cell table:style-name="ce11" office:value-type="float" office:value="2934855" calcext:value-type="float">
            <text:p>2.934.855,00</text:p>
          </table:table-cell>
          <table:table-cell table:style-name="ce14" office:value-type="float" office:value="10990" calcext:value-type="float">
            <text:p>10.99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ân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2866376" calcext:value-type="float">
            <text:p>2.866.376,00</text:p>
          </table:table-cell>
          <table:table-cell office:value-type="float" office:value="28748" calcext:value-type="float">
            <text:p>28.74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ân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2801543" calcext:value-type="float">
            <text:p>2.801.543,00</text:p>
          </table:table-cell>
          <table:table-cell office:value-type="float" office:value="65301" calcext:value-type="float">
            <text:p>65.301,0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Qatar</text:p>
          </table:table-cell>
          <table:table-cell table:style-name="ce2" office:value-type="string" calcext:value-type="string">
            <text:p>Catar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Ásia</text:p>
          </table:table-cell>
          <table:table-cell table:style-name="ce11" office:value-type="float" office:value="2781677" calcext:value-type="float">
            <text:p>2.781.677,00</text:p>
          </table:table-cell>
          <table:table-cell table:style-name="ce14" office:value-type="float" office:value="11000" calcext:value-type="float">
            <text:p>11.0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áv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2706049" calcext:value-type="float">
            <text:p>2.706.049,00</text:p>
          </table:table-cell>
          <table:table-cell office:value-type="float" office:value="33851" calcext:value-type="float">
            <text:p>33.851,0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Namibia</text:p>
          </table:table-cell>
          <table:table-cell table:style-name="ce2" office:value-type="string" calcext:value-type="string">
            <text:p>Namíbia</text:p>
          </table:table-cell>
          <table:table-cell table:style-name="ce7" office:value-type="string" calcext:value-type="string">
            <text:p>Africa</text:p>
          </table:table-cell>
          <table:table-cell table:style-name="ce2" office:value-type="string" calcext:value-type="string">
            <text:p>África</text:p>
          </table:table-cell>
          <table:table-cell table:style-name="ce11" office:value-type="float" office:value="2448255" calcext:value-type="float">
            <text:p>2.448.255,00</text:p>
          </table:table-cell>
          <table:table-cell table:style-name="ce14" office:value-type="float" office:value="824292" calcext:value-type="float">
            <text:p>824.29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âmbi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280102" calcext:value-type="float">
            <text:p>2.280.102,00</text:p>
          </table:table-cell>
          <table:table-cell office:value-type="float" office:value="11295" calcext:value-type="float">
            <text:p>11.29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otsuana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254126" calcext:value-type="float">
            <text:p>2.254.126,00</text:p>
          </table:table-cell>
          <table:table-cell office:value-type="float" office:value="581730" calcext:value-type="float">
            <text:p>581.730,0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Gabon</text:p>
          </table:table-cell>
          <table:table-cell table:style-name="ce2" office:value-type="string" calcext:value-type="string">
            <text:p>Gabão</text:p>
          </table:table-cell>
          <table:table-cell table:style-name="ce7" office:value-type="string" calcext:value-type="string">
            <text:p>Africa</text:p>
          </table:table-cell>
          <table:table-cell table:style-name="ce2" office:value-type="string" calcext:value-type="string">
            <text:p>África</text:p>
          </table:table-cell>
          <table:table-cell table:style-name="ce11" office:value-type="float" office:value="2119275" calcext:value-type="float">
            <text:p>2.119.275,00</text:p>
          </table:table-cell>
          <table:table-cell table:style-name="ce14" office:value-type="float" office:value="267668" calcext:value-type="float">
            <text:p>267.66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esoto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108132" calcext:value-type="float">
            <text:p>2.108.132,00</text:p>
          </table:table-cell>
          <table:table-cell office:value-type="float" office:value="30355" calcext:value-type="float">
            <text:p>30.35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edônia do Norte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2084367" calcext:value-type="float">
            <text:p>2.084.367,00</text:p>
          </table:table-cell>
          <table:table-cell office:value-type="float" office:value="25713" calcext:value-type="float">
            <text:p>25.713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Eslovên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2073894" calcext:value-type="float">
            <text:p>2.073.894,00</text:p>
          </table:table-cell>
          <table:table-cell office:value-type="float" office:value="20256" calcext:value-type="float">
            <text:p>20.25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ôn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927174" calcext:value-type="float">
            <text:p>1.927.174,00</text:p>
          </table:table-cell>
          <table:table-cell office:value-type="float" office:value="64589" calcext:value-type="float">
            <text:p>64.58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string" calcext:value-type="string">
            <text:p>Irlanda do Norte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885400" calcext:value-type="float">
            <text:p>1.885.400,00</text:p>
          </table:table-cell>
          <table:table-cell office:value-type="float" office:value="14330" calcext:value-type="float">
            <text:p>14.33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-Bissau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874309" calcext:value-type="float">
            <text:p>1.874.309,00</text:p>
          </table:table-cell>
          <table:table-cell office:value-type="float" office:value="36125" calcext:value-type="float">
            <text:p>36.12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569439" calcext:value-type="float">
            <text:p>1.569.439,00</text:p>
          </table:table-cell>
          <table:table-cell office:value-type="float" office:value="694" calcext:value-type="float">
            <text:p>69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 Tobago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389858" calcext:value-type="float">
            <text:p>1.389.858,00</text:p>
          </table:table-cell>
          <table:table-cell office:value-type="float" office:value="5130" calcext:value-type="float">
            <text:p>5.13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ôni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321977" calcext:value-type="float">
            <text:p>1.321.977,00</text:p>
          </table:table-cell>
          <table:table-cell office:value-type="float" office:value="45227" calcext:value-type="float">
            <text:p>45.227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 Equatorial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308974" calcext:value-type="float">
            <text:p>1.308.974,00</text:p>
          </table:table-cell>
          <table:table-cell office:value-type="float" office:value="28051" calcext:value-type="float">
            <text:p>28.051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East Timor</text:p>
          </table:table-cell>
          <table:table-cell table:style-name="ce3" office:value-type="string" calcext:value-type="string">
            <text:p>Timor Leste</text:p>
          </table:table-cell>
          <table:table-cell table:style-name="ce8" office:value-type="string" calcext:value-type="string">
            <text:p>Asia</text:p>
          </table:table-cell>
          <table:table-cell table:style-name="ce3" office:value-type="string" calcext:value-type="string">
            <text:p>Ásia</text:p>
          </table:table-cell>
          <table:table-cell table:style-name="ce12" office:value-type="float" office:value="1267972" calcext:value-type="float">
            <text:p>1.267.972,00</text:p>
          </table:table-cell>
          <table:table-cell table:style-name="ce15" office:value-type="float" office:value="14874" calcext:value-type="float">
            <text:p>14.87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ício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265303" calcext:value-type="float">
            <text:p>1.265.303,00</text:p>
          </table:table-cell>
          <table:table-cell office:value-type="float" office:value="2040" calcext:value-type="float">
            <text:p>2.04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ipre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189265" calcext:value-type="float">
            <text:p>1.189.265,00</text:p>
          </table:table-cell>
          <table:table-cell office:value-type="float" office:value="9251" calcext:value-type="float">
            <text:p>9.251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watini</text:p>
          </table:table-cell>
          <table:table-cell table:style-name="ce4" office:value-type="string" calcext:value-type="string">
            <text:p>Essuatíni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136191" calcext:value-type="float">
            <text:p>1.136.191,00</text:p>
          </table:table-cell>
          <table:table-cell office:value-type="float" office:value="17364" calcext:value-type="float">
            <text:p>17.36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buti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958920" calcext:value-type="float">
            <text:p>958.920,00</text:p>
          </table:table-cell>
          <table:table-cell office:value-type="float" office:value="23200" calcext:value-type="float">
            <text:p>23.2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ji Islands</text:p>
          </table:table-cell>
          <table:table-cell office:value-type="string" calcext:value-type="string">
            <text:p>Ilhas Fiji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883483" calcext:value-type="float">
            <text:p>883.483,00</text:p>
          </table:table-cell>
          <table:table-cell office:value-type="float" office:value="18274" calcext:value-type="float">
            <text:p>18.27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Reunião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859959" calcext:value-type="float">
            <text:p>859.959,00</text:p>
          </table:table-cell>
          <table:table-cell office:value-type="float" office:value="2510" calcext:value-type="float">
            <text:p>2.51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Comores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832322" calcext:value-type="float">
            <text:p>832.322,00</text:p>
          </table:table-cell>
          <table:table-cell office:value-type="float" office:value="1862" calcext:value-type="float">
            <text:p>1.86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table:style-name="ce6"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779004" calcext:value-type="float">
            <text:p>779.004,00</text:p>
          </table:table-cell>
          <table:table-cell office:value-type="float" office:value="214969" calcext:value-type="float">
            <text:p>214.96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utão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754394" calcext:value-type="float">
            <text:p>754.394,00</text:p>
          </table:table-cell>
          <table:table-cell office:value-type="float" office:value="47000" calcext:value-type="float">
            <text:p>47.0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Ilhas Salomão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652858" calcext:value-type="float">
            <text:p>652.858,00</text:p>
          </table:table-cell>
          <table:table-cell office:value-type="float" office:value="28896" calcext:value-type="float">
            <text:p>28.89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Saara Ocidental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652271" calcext:value-type="float">
            <text:p>652.271,00</text:p>
          </table:table-cell>
          <table:table-cell office:value-type="float" office:value="266000" calcext:value-type="float">
            <text:p>266.000,0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Macao</text:p>
          </table:table-cell>
          <table:table-cell table:style-name="ce2" office:value-type="string" calcext:value-type="string">
            <text:p>Macau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Ásia</text:p>
          </table:table-cell>
          <table:table-cell table:style-name="ce11" office:value-type="float" office:value="631636" calcext:value-type="float">
            <text:p>631.636,00</text:p>
          </table:table-cell>
          <table:table-cell table:style-name="ce14" office:value-type="float" office:value="18" calcext:value-type="float">
            <text:p>18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631219" calcext:value-type="float">
            <text:p>631.219,00</text:p>
          </table:table-cell>
          <table:table-cell office:value-type="float" office:value="13810" calcext:value-type="float">
            <text:p>13.81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emburgo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607950" calcext:value-type="float">
            <text:p>607.950,00</text:p>
          </table:table-cell>
          <table:table-cell office:value-type="float" office:value="2586" calcext:value-type="float">
            <text:p>2.586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6"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575991" calcext:value-type="float">
            <text:p>575.991,00</text:p>
          </table:table-cell>
          <table:table-cell office:value-type="float" office:value="163265" calcext:value-type="float">
            <text:p>163.26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bo Verde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543767" calcext:value-type="float">
            <text:p>543.767,00</text:p>
          </table:table-cell>
          <table:table-cell office:value-type="float" office:value="4033" calcext:value-type="float">
            <text:p>4.033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aldivas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515696" calcext:value-type="float">
            <text:p>515.696,00</text:p>
          </table:table-cell>
          <table:table-cell office:value-type="float" office:value="298" calcext:value-type="float">
            <text:p>298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Malt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484630" calcext:value-type="float">
            <text:p>484.630,00</text:p>
          </table:table-cell>
          <table:table-cell office:value-type="float" office:value="316" calcext:value-type="float">
            <text:p>316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table:style-name="ce6"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428962" calcext:value-type="float">
            <text:p>428.962,00</text:p>
          </table:table-cell>
          <table:table-cell office:value-type="float" office:value="5765" calcext:value-type="float">
            <text:p>5.76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uadalupe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95700" calcext:value-type="float">
            <text:p>395.700,00</text:p>
          </table:table-cell>
          <table:table-cell office:value-type="float" office:value="1705" calcext:value-type="float">
            <text:p>1.705,00</text:p>
          </table:table-cell>
          <table:table-cell table:number-columns-repeated="16378"/>
        </table:table-row>
        <table:table-row table:style-name="ro1">
          <table:table-cell table:number-columns-repeated="2" table:style-name="ce3" office:value-type="string" calcext:value-type="string">
            <text:p>Bahamas</text:p>
          </table:table-cell>
          <table:table-cell table:style-name="ce8" office:value-type="string" calcext:value-type="string">
            <text:p>North America</text:p>
          </table:table-cell>
          <table:table-cell table:style-name="ce3" office:value-type="string" calcext:value-type="string">
            <text:p>América do Norte</text:p>
          </table:table-cell>
          <table:table-cell table:style-name="ce12" office:value-type="float" office:value="385640" calcext:value-type="float">
            <text:p>385.640,00</text:p>
          </table:table-cell>
          <table:table-cell table:style-name="ce15" office:value-type="float" office:value="13878" calcext:value-type="float">
            <text:p>13.878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83071" calcext:value-type="float">
            <text:p>383.071,00</text:p>
          </table:table-cell>
          <table:table-cell office:value-type="float" office:value="22696" calcext:value-type="float">
            <text:p>22.69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artinic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76480" calcext:value-type="float">
            <text:p>376.480,00</text:p>
          </table:table-cell>
          <table:table-cell office:value-type="float" office:value="1102" calcext:value-type="float">
            <text:p>1.102,0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Islândia</text:p>
          </table:table-cell>
          <table:table-cell table:style-name="ce7" office:value-type="string" calcext:value-type="string">
            <text:p>Europe</text:p>
          </table:table-cell>
          <table:table-cell table:style-name="ce2" office:value-type="string" calcext:value-type="string">
            <text:p>Europa</text:p>
          </table:table-cell>
          <table:table-cell table:style-name="ce11" office:value-type="float" office:value="352721" calcext:value-type="float">
            <text:p>352.721,00</text:p>
          </table:table-cell>
          <table:table-cell table:style-name="ce14" office:value-type="float" office:value="103000" calcext:value-type="float">
            <text:p>103.000,00</text:p>
          </table:table-cell>
          <table:table-cell table:number-columns-repeated="16378"/>
        </table:table-row>
        <table:table-row table:style-name="ro1">
          <table:table-cell table:number-columns-repeated="2" table:style-name="ce2" office:value-type="string" calcext:value-type="string">
            <text:p>Vanuatu</text:p>
          </table:table-cell>
          <table:table-cell table:style-name="ce7"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11" office:value-type="float" office:value="292680" calcext:value-type="float">
            <text:p>292.680,00</text:p>
          </table:table-cell>
          <table:table-cell table:style-name="ce14" office:value-type="float" office:value="12189" calcext:value-type="float">
            <text:p>12.18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iana Francesa</text:p>
          </table:table-cell>
          <table:table-cell table:style-name="ce6"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290691" calcext:value-type="float">
            <text:p>290.691,00</text:p>
          </table:table-cell>
          <table:table-cell office:value-type="float" office:value="90000" calcext:value-type="float">
            <text:p>90.00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286641" calcext:value-type="float">
            <text:p>286.641,00</text:p>
          </table:table-cell>
          <table:table-cell office:value-type="float" office:value="430" calcext:value-type="float">
            <text:p>43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ova Caledônia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284060" calcext:value-type="float">
            <text:p>284.060,00</text:p>
          </table:table-cell>
          <table:table-cell office:value-type="float" office:value="18575" calcext:value-type="float">
            <text:p>18.57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olinésia Francesa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277679" calcext:value-type="float">
            <text:p>277.679,00</text:p>
          </table:table-cell>
          <table:table-cell office:value-type="float" office:value="4000" calcext:value-type="float">
            <text:p>4.000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Mayotte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70372" calcext:value-type="float">
            <text:p>270.372,00</text:p>
          </table:table-cell>
          <table:table-cell office:value-type="float" office:value="373" calcext:value-type="float">
            <text:p>373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etherlands Antilles</text:p>
          </table:table-cell>
          <table:table-cell office:value-type="string" calcext:value-type="string">
            <text:p>Antilhas Holandesas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227049" calcext:value-type="float">
            <text:p>227.049,00</text:p>
          </table:table-cell>
          <table:table-cell office:value-type="float" office:value="800" calcext:value-type="float">
            <text:p>8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ão Tomé e Príncipe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11028" calcext:value-type="float">
            <text:p>211.028,00</text:p>
          </table:table-cell>
          <table:table-cell office:value-type="float" office:value="964" calcext:value-type="float">
            <text:p>964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Samoa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196130" calcext:value-type="float">
            <text:p>196.130,00</text:p>
          </table:table-cell>
          <table:table-cell office:value-type="float" office:value="2831" calcext:value-type="float">
            <text:p>2.831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nta Lúci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81889" calcext:value-type="float">
            <text:p>181.889,00</text:p>
          </table:table-cell>
          <table:table-cell office:value-type="float" office:value="622" calcext:value-type="float">
            <text:p>622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165768" calcext:value-type="float">
            <text:p>165.768,00</text:p>
          </table:table-cell>
          <table:table-cell office:value-type="float" office:value="549" calcext:value-type="float">
            <text:p>54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Quiribati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115847" calcext:value-type="float">
            <text:p>115.847,00</text:p>
          </table:table-cell>
          <table:table-cell office:value-type="float" office:value="726" calcext:value-type="float">
            <text:p>72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cronesia<text:tab/> Federated States of</text:p>
          </table:table-cell>
          <table:table-cell office:value-type="string" calcext:value-type="string">
            <text:p>Estados Federados da Micronésia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112640" calcext:value-type="float">
            <text:p>112.640,00</text:p>
          </table:table-cell>
          <table:table-cell office:value-type="float" office:value="702" calcext:value-type="float">
            <text:p>70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anad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11454" calcext:value-type="float">
            <text:p>111.454,00</text:p>
          </table:table-cell>
          <table:table-cell office:value-type="float" office:value="344" calcext:value-type="float">
            <text:p>34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ão Vicente e Granadinas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10210" calcext:value-type="float">
            <text:p>110.210,00</text:p>
          </table:table-cell>
          <table:table-cell office:value-type="float" office:value="388" calcext:value-type="float">
            <text:p>388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rgin Islands<text:tab/> U.S.</text:p>
          </table:table-cell>
          <table:table-cell office:value-type="string" calcext:value-type="string">
            <text:p>Ilhas Virgens EU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06977" calcext:value-type="float">
            <text:p>106.977,00</text:p>
          </table:table-cell>
          <table:table-cell office:value-type="float" office:value="347" calcext:value-type="float">
            <text:p>347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Arub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05845" calcext:value-type="float">
            <text:p>105.845,00</text:p>
          </table:table-cell>
          <table:table-cell office:value-type="float" office:value="193" calcext:value-type="float">
            <text:p>193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Tonga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103197" calcext:value-type="float">
            <text:p>103.197,00</text:p>
          </table:table-cell>
          <table:table-cell office:value-type="float" office:value="650" calcext:value-type="float">
            <text:p>65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eicheles</text:p>
          </table:table-cell>
          <table:table-cell table:style-name="ce6"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96762" calcext:value-type="float">
            <text:p>96.762,00</text:p>
          </table:table-cell>
          <table:table-cell office:value-type="float" office:value="455" calcext:value-type="float">
            <text:p>45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ígua e Barbud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96286" calcext:value-type="float">
            <text:p>96.286,00</text:p>
          </table:table-cell>
          <table:table-cell office:value-type="float" office:value="442" calcext:value-type="float">
            <text:p>442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77006" calcext:value-type="float">
            <text:p>77.006,00</text:p>
          </table:table-cell>
          <table:table-cell office:value-type="float" office:value="468" calcext:value-type="float">
            <text:p>468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71625" calcext:value-type="float">
            <text:p>71.625,00</text:p>
          </table:table-cell>
          <table:table-cell office:value-type="float" office:value="751" calcext:value-type="float">
            <text:p>751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Ilhas Cayman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64174" calcext:value-type="float">
            <text:p>64.174,00</text:p>
          </table:table-cell>
          <table:table-cell office:value-type="float" office:value="264" calcext:value-type="float">
            <text:p>264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Bermud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63973" calcext:value-type="float">
            <text:p>63.973,00</text:p>
          </table:table-cell>
          <table:table-cell office:value-type="float" office:value="53" calcext:value-type="float">
            <text:p>53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Ilhas Marshall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58413" calcext:value-type="float">
            <text:p>58.413,00</text:p>
          </table:table-cell>
          <table:table-cell office:value-type="float" office:value="181" calcext:value-type="float">
            <text:p>181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Ilhas Marianas do Norte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56882" calcext:value-type="float">
            <text:p>56.882,00</text:p>
          </table:table-cell>
          <table:table-cell office:value-type="float" office:value="464" calcext:value-type="float">
            <text:p>46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oenlândi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56025" calcext:value-type="float">
            <text:p>56.025,00</text:p>
          </table:table-cell>
          <table:table-cell office:value-type="float" office:value="2166090" calcext:value-type="float">
            <text:p>2.166.09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Samoa Americana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55465" calcext:value-type="float">
            <text:p>55.465,00</text:p>
          </table:table-cell>
          <table:table-cell office:value-type="float" office:value="199" calcext:value-type="float">
            <text:p>19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ão Cristóvão e Nevis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52441" calcext:value-type="float">
            <text:p>52.441,00</text:p>
          </table:table-cell>
          <table:table-cell office:value-type="float" office:value="261" calcext:value-type="float">
            <text:p>261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Ilhas Faroé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48497" calcext:value-type="float">
            <text:p>48.497,00</text:p>
          </table:table-cell>
          <table:table-cell office:value-type="float" office:value="1399" calcext:value-type="float">
            <text:p>1.39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ônaco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38682" calcext:value-type="float">
            <text:p>38.682,00</text:p>
          </table:table-cell>
          <table:table-cell office:value-type="float" office:value="1.5" calcext:value-type="float">
            <text:p>1,5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37910" calcext:value-type="float">
            <text:p>37.910,00</text:p>
          </table:table-cell>
          <table:table-cell office:value-type="float" office:value="160" calcext:value-type="float">
            <text:p>16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Ilhas Turcas e Caicos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7665" calcext:value-type="float">
            <text:p>37.665,00</text:p>
          </table:table-cell>
          <table:table-cell office:value-type="float" office:value="430" calcext:value-type="float">
            <text:p>43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ão Marino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33785" calcext:value-type="float">
            <text:p>33.785,00</text:p>
          </table:table-cell>
          <table:table-cell office:value-type="float" office:value="61" calcext:value-type="float">
            <text:p>61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33718" calcext:value-type="float">
            <text:p>33.718,00</text:p>
          </table:table-cell>
          <table:table-cell office:value-type="float" office:value="6" calcext:value-type="float">
            <text:p>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rgin Islands<text:tab/> British</text:p>
          </table:table-cell>
          <table:table-cell office:value-type="string" calcext:value-type="string">
            <text:p>Ilhas Virgens Britânicas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29802" calcext:value-type="float">
            <text:p>29.802,00</text:p>
          </table:table-cell>
          <table:table-cell office:value-type="float" office:value="151" calcext:value-type="float">
            <text:p>151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Palau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17907" calcext:value-type="float">
            <text:p>17.907,00</text:p>
          </table:table-cell>
          <table:table-cell office:value-type="float" office:value="459" calcext:value-type="float">
            <text:p>45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Ilhas Cook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17379" calcext:value-type="float">
            <text:p>17.379,00</text:p>
          </table:table-cell>
          <table:table-cell office:value-type="float" office:value="236" calcext:value-type="float">
            <text:p>236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Wallis e Futuna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15289" calcext:value-type="float">
            <text:p>15.289,00</text:p>
          </table:table-cell>
          <table:table-cell office:value-type="float" office:value="200" calcext:value-type="float">
            <text:p>2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nguila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5094" calcext:value-type="float">
            <text:p>15.094,00</text:p>
          </table:table-cell>
          <table:table-cell office:value-type="float" office:value="96" calcext:value-type="float">
            <text:p>96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Nauru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12704" calcext:value-type="float">
            <text:p>12.704,00</text:p>
          </table:table-cell>
          <table:table-cell office:value-type="float" office:value="21" calcext:value-type="float">
            <text:p>21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Tuvalu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11508" calcext:value-type="float">
            <text:p>11.508,00</text:p>
          </table:table-cell>
          <table:table-cell office:value-type="float" office:value="26" calcext:value-type="float">
            <text:p>26,0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int Helena</text:p>
          </table:table-cell>
          <table:table-cell table:style-name="ce2" office:value-type="string" calcext:value-type="string">
            <text:p>Santa Helena</text:p>
          </table:table-cell>
          <table:table-cell table:style-name="ce7" office:value-type="string" calcext:value-type="string">
            <text:p>Africa</text:p>
          </table:table-cell>
          <table:table-cell table:style-name="ce2" office:value-type="string" calcext:value-type="string">
            <text:p>África</text:p>
          </table:table-cell>
          <table:table-cell table:style-name="ce11" office:value-type="float" office:value="6600" calcext:value-type="float">
            <text:p>6.600,00</text:p>
          </table:table-cell>
          <table:table-cell table:style-name="ce14" office:value-type="float" office:value="314" calcext:value-type="float">
            <text:p>314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Montserrat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5900" calcext:value-type="float">
            <text:p>5.900,00</text:p>
          </table:table-cell>
          <table:table-cell office:value-type="float" office:value="102" calcext:value-type="float">
            <text:p>10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São Pedro e Miquelão</text:p>
          </table:table-cell>
          <table:table-cell table:style-name="ce6"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5888" calcext:value-type="float">
            <text:p>5.888,00</text:p>
          </table:table-cell>
          <table:table-cell office:value-type="float" office:value="242" calcext:value-type="float">
            <text:p>242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Falkland Islands</text:p>
          </table:table-cell>
          <table:table-cell table:style-name="ce3" office:value-type="string" calcext:value-type="string">
            <text:p>Ilhas Falkland</text:p>
          </table:table-cell>
          <table:table-cell table:style-name="ce8" office:value-type="string" calcext:value-type="string">
            <text:p>South America</text:p>
          </table:table-cell>
          <table:table-cell table:style-name="ce3" office:value-type="string" calcext:value-type="string">
            <text:p>América do Sul</text:p>
          </table:table-cell>
          <table:table-cell table:style-name="ce12" office:value-type="float" office:value="2840" calcext:value-type="float">
            <text:p>2.840,00</text:p>
          </table:table-cell>
          <table:table-cell table:style-name="ce15" office:value-type="float" office:value="12173" calcext:value-type="float">
            <text:p>12.173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valbard and Jan Mayen</text:p>
          </table:table-cell>
          <table:table-cell office:value-type="string" calcext:value-type="string">
            <text:p>Svalbard e Jan Mayen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2572" calcext:value-type="float">
            <text:p>2.572,00</text:p>
          </table:table-cell>
          <table:table-cell office:value-type="float" office:value="62422" calcext:value-type="float">
            <text:p>62.42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Ilha Norfolk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2169" calcext:value-type="float">
            <text:p>2.169,00</text:p>
          </table:table-cell>
          <table:table-cell office:value-type="float" office:value="36" calcext:value-type="float">
            <text:p>36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Niue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1624" calcext:value-type="float">
            <text:p>1.624,00</text:p>
          </table:table-cell>
          <table:table-cell office:value-type="float" office:value="260" calcext:value-type="float">
            <text:p>26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Toquelau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1411" calcext:value-type="float">
            <text:p>1.411,00</text:p>
          </table:table-cell>
          <table:table-cell office:value-type="float" office:value="12" calcext:value-type="float">
            <text:p>12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Ilha Christmas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1402" calcext:value-type="float">
            <text:p>1.402,00</text:p>
          </table:table-cell>
          <table:table-cell office:value-type="float" office:value="135" calcext:value-type="float">
            <text:p>135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ntártida</text:p>
          </table:table-cell>
          <table:table-cell table:style-name="ce6" office:value-type="string" calcext:value-type="string">
            <text:p>Antarctica</text:p>
          </table:table-cell>
          <table:table-cell office:value-type="string" calcext:value-type="string">
            <text:p>Antártca</text:p>
          </table:table-cell>
          <table:table-cell office:value-type="float" office:value="1106" calcext:value-type="float">
            <text:p>1.106,00</text:p>
          </table:table-cell>
          <table:table-cell office:value-type="float" office:value="13120000" calcext:value-type="float">
            <text:p>13.120.0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y See (Vatican City State)</text:p>
          </table:table-cell>
          <table:table-cell office:value-type="string" calcext:value-type="string">
            <text:p>Vaticano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825" calcext:value-type="float">
            <text:p>825,00</text:p>
          </table:table-cell>
          <table:table-cell office:value-type="float" office:value="0.49" calcext:value-type="float">
            <text:p>0,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cos (Keeling) Islands</text:p>
          </table:table-cell>
          <table:table-cell office:value-type="string" calcext:value-type="string">
            <text:p>Ilhas Cocos (Keeling)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596" calcext:value-type="float">
            <text:p>596,00</text:p>
          </table:table-cell>
          <table:table-cell office:value-type="float" office:value="14" calcext:value-type="float">
            <text:p>14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Ilhas Menores Distantes dos Estados Unidos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300" calcext:value-type="float">
            <text:p>300,00</text:p>
          </table:table-cell>
          <table:table-cell office:value-type="float" office:value="16" calcext:value-type="float">
            <text:p>16,00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Pitcairn</text:p>
          </table:table-cell>
          <table:table-cell table:style-name="ce6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float" office:value="67" calcext:value-type="float">
            <text:p>67,00</text:p>
          </table:table-cell>
          <table:table-cell office:value-type="float" office:value="49" calcext:value-type="float">
            <text:p>49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Ilhas Geórgia do Sul e Sandwich do Sul</text:p>
          </table:table-cell>
          <table:table-cell table:style-name="ce6" office:value-type="string" calcext:value-type="string">
            <text:p>Antarctica</text:p>
          </table:table-cell>
          <table:table-cell office:value-type="string" calcext:value-type="string">
            <text:p>Antártca</text:p>
          </table:table-cell>
          <table:table-cell office:value-type="float" office:value="30" calcext:value-type="float">
            <text:p>30,00</text:p>
          </table:table-cell>
          <table:table-cell office:value-type="float" office:value="3903" calcext:value-type="float">
            <text:p>3.903,00</text:p>
          </table:table-cell>
          <table:table-cell table:number-columns-repeated="16378"/>
        </table:table-row>
        <table:table-row table:style-name="ro1" table:number-rows-repeated="10483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ountries.A1:countries.F1048576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 loext:blank-width-char="-1">-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-"> 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0P1" style:volatile="true">
      <number:text>-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0P2" style:volatile="true">
      <number:text loext:blank-width-char="-"> R$ </number:text>
      <number:fill-character> </number:fill-character>
      <number:text loext:blank-width-char="-1">-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untries" style:display-name="PageStyle_countr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22:17</meta:creation-date>
    <dc:date>2024-11-05T13:59:59.312553829</dc:date>
    <meta:generator>LibreOffice/24.2.6.2$Linux_X86_64 LibreOffice_project/420$Build-2</meta:generator>
    <meta:editing-duration>PT17M56S</meta:editing-duration>
    <meta:editing-cycles>3</meta:editing-cycles>
    <meta:document-statistic meta:table-count="1" meta:cell-count="1452" meta:object-count="0"/>
    <meta:user-defined meta:name="ICV"/>
    <meta:user-defined meta:name="KSOProductBuildVer">1033-11.1.0.11723</meta:user-defined>
  </office:meta>
</office:document-meta>
</file>